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179,339,994,859.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166,805,800,595.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137,278,320,084.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184,388,432,148.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221,415,572,819.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236,634,552,078.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207,998,568,865.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192,626,507,971.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148,047,348,240.6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115,308,661,142.9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133,441,612,246.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104,849,886,825.6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81,003,884,545.4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57,123,671,733.9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43,151,647,002.6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30,833,699,702.8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24,636,593,223.3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22,152,694,161.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18,291,994,909.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16,870,821,839.8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22,135,254,836.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22,165,932,063.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21,035,368,250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2:11:46.548137376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5:14:30.011643986</dc:date>
    <meta:editing-duration>PT4H6M29S</meta:editing-duration>
    <meta:editing-cycles>86</meta:editing-cycles>
    <meta:generator>LibreOffice/7.2.6.2$Linux_X86_64 LibreOffice_project/20$Build-2</meta:generator>
    <meta:document-statistic meta:table-count="1" meta:cell-count="48" meta:object-count="0"/>
  </office:meta>
</office:document-meta>
</file>